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 style:list-style-name="WW8Num1">
      <style:text-properties fo:font-size="14pt" style:font-size-asian="14pt" style:font-size-complex="14pt"/>
    </style:style>
    <style:style style:name="P2" style:family="paragraph" style:parent-style-name="Standard" style:list-style-name="WW8Num1" style:master-page-name="Standard">
      <style:paragraph-properties style:page-number="auto"/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7403637" text:style-name="WW8Num1">
        <text:list-item>
          <text:p text:style-name="P2">从键盘随意输入n个字符串，要求对输入的字符串进行从小到大排序，然后输出结果（要求用冒泡排序法）。</text:p>
        </text:list-item>
        <text:list-item>
          <text:p text:style-name="P1">从键盘输入n个字符串，然后进行从大到小的顺序排序，输出排序后的结果（要求用选择排序法）。</text:p>
        </text:list-item>
        <text:list-item>
          <text:p text:style-name="P1">从终端输入n个人的姓名，电话，组成一个通讯录，对此通讯录按姓名进行排序，输出排序后的结果（要求用直接插入排序法）。</text:p>
        </text:list-item>
        <text:list-item>
          <text:p text:style-name="P1">从键盘输入n个整数，要求对输入的数字进行从小到大排序，然后输出排序后的结果（要求用快速排序法实现）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文泉驿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默认段落字体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27T09:56:00</meta:creation-date>
    <meta:editing-cycles>1</meta:editing-cycles>
    <meta:editing-duration>P0D</meta:editing-duration>
    <meta:generator>OpenOffice.org/3.3$Linux OpenOffice.org_project/330m9$Build-9529</meta:generator>
    <meta:document-statistic meta:table-count="0" meta:image-count="0" meta:object-count="0" meta:page-count="1" meta:paragraph-count="4" meta:word-count="100" meta:character-count="207"/>
  </office:meta>
</office:document-meta>
</file>